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80b" officeooo:paragraph-rsid="0014335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80b1b" officeooo:paragraph-rsid="0014335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80b1b" officeooo:paragraph-rsid="0014335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80b1b" officeooo:paragraph-rsid="00162799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paragraph-rsid="001433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80b" style:font-weight-asian="normal" style:font-weight-complex="normal"/>
    </style:style>
    <style:style style:name="T3" style:family="text">
      <style:text-properties officeooo:rsid="0018f26c"/>
    </style:style>
    <style:style style:name="T4" style:family="text">
      <style:text-properties officeooo:rsid="00050c33"/>
    </style:style>
    <style:style style:name="T5" style:family="text">
      <style:text-properties fo:font-size="14pt" fo:font-weight="bold" officeooo:rsid="00180b1b" style:font-size-asian="12.25pt" style:font-weight-asian="bold" style:font-size-complex="14pt" style:font-weight-complex="bold"/>
    </style:style>
    <style:style style:name="T6" style:family="text">
      <style:text-properties fo:font-size="14pt" fo:font-weight="normal" officeooo:rsid="00180b1b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0c33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43357" style:font-size-asian="12.25pt" style:font-weight-asian="normal" style:font-size-complex="14pt" style:font-weight-complex="normal"/>
    </style:style>
    <style:style style:name="T9" style:family="text">
      <style:text-properties fo:font-size="14pt" officeooo:rsid="00143357" style:font-size-asian="12.25pt" style:font-size-complex="14pt"/>
    </style:style>
    <style:style style:name="T10" style:family="text">
      <style:text-properties officeooo:rsid="00162799"/>
    </style:style>
    <style:style style:name="T11" style:family="text">
      <style:text-properties officeooo:rsid="00143357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s tests avec le <text:span text:style-name="T3">mock </text:span>module <text:s/><text:span text:style-name="T11">constitution de fichier final</text:span></text:p>
      <text:p text:style-name="P3"/>
      <text:p text:style-name="P3"/>
      <text:p text:style-name="P2">test1 :</text:p>
      <text:p text:style-name="P5"><text:span text:style-name="T5">Action : </text:span><text:span text:style-name="T6">Ecriture d’une </text:span><text:span text:style-name="T8">requête de constitution de fichier final </text:span><text:span text:style-name="T6">dans la BD.</text:span></text:p>
      <text:p text:style-name="P2">Attendu : <text:span text:style-name="T1">Les arguments envoyés au module mock seront les mêmes que ceux récupérés dans la BD écrit par le module mock. Une requête http sera envoyée à ce module et la réponse sera un code 200.</text:span></text:p>
      <text:p text:style-name="P2"><text:span text:style-name="T1"/></text:p>
      <text:p text:style-name="P2">test2 :</text:p>
      <text:p text:style-name="P2">Action : <text:span text:style-name="T2">Effacer dans la BD les arguments envoyé par le mock module et effacer le conteneur du module mock précédent</text:span></text:p>
      <text:p text:style-name="P1">Attendu : <text:span text:style-name="T1">Le module back-contrôle réagira en recréant à nouveau le module mock. On devrait s’attendre à la même chose qu’au test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4:57:13.140520604</meta:creation-date>
    <dc:date>2022-03-13T15:01:47.746230808</dc:date>
    <meta:editing-duration>PT4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07" meta:character-count="588" meta:non-whitespace-character-count="487"/>
  </office:meta>
</office:document-meta>
</file>